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hild - Amour - Weapon multiplikator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Shieldtype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Amourtype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Weapontype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Z-Force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hit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ryptonite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Projectil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ma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si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15" calcext:value-type="float">
            <text:p>1,15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8" calcext:value-type="float">
            <text:p>1,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ckwav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Impuls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Antimatter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.5" calcext:value-type="float">
            <text:p>1,5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Lightning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ostrays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Chemical expolsions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Z-Ray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2"/>
        </table:table-row>
        <table:table-row table:style-name="ro1" table:number-rows-repeated="2">
          <table:table-cell/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Damagereduction by Distnace</text:p>
          </table:table-cell>
          <table:covered-table-cell table:number-columns-repeated="4" table:style-name="ce5"/>
          <table:table-cell table:style-name="ce6" office:value-type="string" calcext:value-type="string">
            <text:p>Tests</text:p>
          </table:table-cell>
          <table:table-cell table:style-name="ce7" office:value-type="string" calcext:value-type="string" table:number-columns-spanned="5" table:number-rows-spanned="1">
            <text:p>BaseDMG * AbsorbtionShield * AbsorbtionAmoure – (Fallof*Distance²)</text:p>
          </table:table-cell>
          <table:covered-table-cell table:number-columns-repeated="4" table:style-name="ce5"/>
          <table:table-cell table:style-name="ce5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 calcext:value-type="string">
            <text:p>Weapon</text:p>
          </table:table-cell>
          <table:table-cell table:style-name="ce3" office:value-type="string" calcext:value-type="string">
            <text:p>Amoure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Distnace (m)</text:p>
          </table:table-cell>
          <table:table-cell table:style-name="ce3" office:value-type="string" calcext:value-type="string">
            <text:p>BaseDMG</text:p>
          </table:table-cell>
          <table:table-cell/>
          <table:table-cell table:style-name="ce3" office:value-type="string" calcext:value-type="string">
            <text:p>Dama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ile</text:p>
          </table:table-cell>
          <table:table-cell table:style-name="ce5" office:value-type="float" office:value="0.001" calcext:value-type="float">
            <text:p>0,001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Shockwav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J21]*[.G10]-([.B25]*([.I21]^2))" office:value-type="float" office:value="-10000" calcext:value-type="float">
            <text:p>-1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</text:p>
          </table:table-cell>
          <table:table-cell table:style-name="ce5" office:value-type="float" office:value="0.1" calcext:value-type="float">
            <text:p>0,1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Shockwav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J22]*[.G10]-([.B25]*([.I22]^2))" office:value-type="float" office:value="9982" calcext:value-type="float">
            <text:p>99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ma</text:p>
          </table:table-cell>
          <table:table-cell table:style-name="ce5" office:value-type="string" calcext:value-type="string">
            <text:p>0.4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Project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J23]*[.G6]-([.B21]*[.I23]^2)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si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Project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Laser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J24]*[.D6]*[.G6]-([.B21]*[.I24]^2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ckwave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lse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matter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ning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strays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ical expolsions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-Ray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48:51.929067105</meta:creation-date>
    <dc:date>2017-06-21T19:10:35.953482782</dc:date>
    <meta:editing-duration>PT26M50S</meta:editing-duration>
    <meta:editing-cycles>4</meta:editing-cycles>
    <meta:generator>LibreOffice/5.2.5.1$Linux_X86_64 LibreOffice_project/20m0$Build-1</meta:generator>
    <meta:document-statistic meta:table-count="1" meta:cell-count="165" meta:object-count="0"/>
  </office:meta>
</office:document-meta>
</file>